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ize="22pt" fo:font-weight="bold" style:font-size-asian="19.25pt" style:font-weight-asian="bold" style:font-size-complex="22pt" style:font-weight-complex="bold"/>
    </style:style>
    <style:style style:name="P2" style:family="paragraph" style:parent-style-name="Preformatted_20_Text" style:list-style-name="L1">
      <style:text-properties fo:font-size="14pt" fo:font-weight="bold" style:font-size-asian="12.25pt" style:font-weight-asian="bold" style:font-size-complex="14pt" style:font-weight-complex="bold"/>
    </style:style>
    <style:style style:name="P3" style:family="paragraph" style:parent-style-name="Preformatted_20_Text" style:list-style-name="L1">
      <style:paragraph-properties fo:margin-left="0.9846in" fo:margin-right="0in" fo:text-indent="-0.25in" style:auto-text-indent="false"/>
      <style:text-properties fo:font-size="14pt" fo:font-weight="bold" style:font-size-asian="12.25pt" style:font-weight-asian="bold" style:font-size-complex="14pt" style:font-weight-complex="bold"/>
    </style:style>
    <style:style style:name="P4" style:family="paragraph" style:parent-style-name="Preformatted_20_Text" style:list-style-name="L1">
      <style:paragraph-properties fo:margin-left="1.4772in" fo:margin-right="0in" fo:text-indent="-0.25in" style:auto-text-indent="false"/>
      <style:text-properties fo:font-size="14pt" fo:font-weight="bold" style:font-size-asian="12.25pt" style:font-weight-asian="bold" style:font-size-complex="14pt" style:font-weight-complex="bold"/>
    </style:style>
    <style:style style:name="P5" style:family="paragraph" style:parent-style-name="Preformatted_20_Text" style:list-style-name="L1">
      <style:paragraph-properties fo:margin-left="0.4925in" fo:margin-right="0in" fo:text-indent="-0.25in" style:auto-text-indent="false"/>
      <style:text-properties fo:font-size="14pt" fo:font-weight="bold" style:font-size-asian="12.25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hm to get best move: </text:p>
      <text:p text:style-name="P1">(Hash table, etc. in place)</text:p>
      <text:p text:style-name="P1"/>
      <text:list xml:id="list2034324851" text:style-name="L1">
        <text:list-item>
          <text:p text:style-name="P2">Scan board</text:p>
        </text:list-item>
        <text:list-item>
          <text:p text:style-name="P2">Hit a letter -&gt; check if it's the start of a word SOUTH or EAST</text:p>
        </text:list-item>
        <text:list-item>
          <text:p text:style-name="P3">If so, use hash table to see what its prefixes are. </text:p>
        </text:list-item>
        <text:list-item>
          <text:p text:style-name="P3">Filter by prefixes that are short enough to fit on board</text:p>
        </text:list-item>
        <text:list-item>
          <text:p text:style-name="P4">Sub test--see if every colliding word in perp direction is valid</text:p>
        </text:list-item>
        <text:list-item>
          <text:p text:style-name="P4">See if prefix “runs into” existing tiles and lines up properly</text:p>
        </text:list-item>
        <text:list-item>
          <text:p text:style-name="P3">See if rack has all the tiles of a prefix</text:p>
        </text:list-item>
        <text:list-item>
          <text:p text:style-name="P3">Record best move so far</text:p>
        </text:list-item>
        <text:list-item>
          <text:p text:style-name="P5">Analogous case for end of word</text:p>
        </text:list-item>
        <text:list-item>
          <text:p text:style-name="P5">If N and S (or E and W) both have tiles, ignore. Handled by prefix/suffix case</text:p>
        </text:list-item>
        <text:list-item>
          <text:p text:style-name="P5">If N and S are empty, try to form superstrings with subsets of tiles in hand</text:p>
        </text:list-item>
        <text:list-item>
          <text:p text:style-name="P3">As above, check if words in perp. directions are valid.</text:p>
        </text:list-item>
        <text:list-item>
          <text:p text:style-name="P3">Check if collisions “line up” with candidate word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20T09:25:42</dc:date>
    <dc:creator>Charles Capps</dc:creator>
    <meta:generator>LibreOffice/3.4$Unix LibreOffice_project/340m1$Build-402</meta:generator>
    <meta:editing-duration>PT22M37S</meta:editing-duration>
    <meta:editing-cycles>3</meta:editing-cycles>
    <meta:document-statistic meta:table-count="0" meta:image-count="0" meta:object-count="0" meta:page-count="1" meta:paragraph-count="15" meta:word-count="156" meta:character-count="729" meta:non-whitespace-character-count="599"/>
  </office:meta>
</office:document-meta>
</file>